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obtaining-and-installing-lets-encrypt-certificates"/>Obtaining and Installing Let's Encrypt Certificates<text:bookmark-end text:name="obtaining-and-installing-lets-encrypt-certificates"/></text:h>
      <text:h text:style-name="Heading_20_2" text:outline-level="2"><text:bookmark-start text:name="introduction"/>Introduction<text:bookmark-end text:name="introduction"/></text:h>
      <text:h text:style-name="Heading_20_3" text:outline-level="3"><text:bookmark-start text:name="understanding-lets-encrypt-and-certbot"/>Understanding Let's Encrypt and Certbot<text:bookmark-end text:name="understanding-lets-encrypt-and-certbot"/></text:h>
      <text:p text:style-name="First_20_paragraph">Transport Layer Security (TLS) and its predecessor, Secure Sockets Layer (SSL), are cryptographic protocols that provide secure communication over a network. Digital certificates serve as electronic credentials that verify the identity of a website and establish an encrypted connection. These certificates are essential for securing web server communications, ensuring data privacy and integrity.</text:p>
      <text:p text:style-name="Text_20_body"><text:span text:style-name="T1">Let's Encrypt</text:span> is a non-profit Certificate Authority (CA) that provides TLS/SSL certificates at no cost. Its mission is to make secure, encrypted connections the default standard across the internet.</text:p>
      <text:p text:style-name="Text_20_body"><text:span text:style-name="T1">Certbot</text:span> is a command-line tool designed to automate the process of obtaining and installing Let's Encrypt certificates on web servers. It handles the necessary steps of certificate issuance and configuration, simplifying what can otherwise be a complex task, especially for new system administrators working in command-line environments.</text:p>
      <text:h text:style-name="Heading_20_2" text:outline-level="2"><text:bookmark-start text:name="installing-certbot"/>Installing Certbot<text:bookmark-end text:name="installing-certbot"/></text:h>
      <text:p text:style-name="First_20_paragraph">Debian-based Linux distributions commonly use a package management system called <text:span text:style-name="Source_5f_Text">apt</text:span>. This system allows you to easily install, upgrade, and remove software. Certbot is available as a package that you can install using <text:span text:style-name="Source_5f_Text">apt</text:span>.</text:p>
      <text:p text:style-name="Text_20_body">Here's the command you'll need to run in your terminal:</text:p>
      <text:p text:style-name="Preformatted_20_Text"><text:span text:style-name="FunctionTok">sudo</text:span><text:span text:style-name="NormalTok"> apt update</text:span> </text:p>
      <text:p text:style-name="Preformatted_20_Text"><text:span text:style-name="FunctionTok">sudo</text:span><text:span text:style-name="NormalTok"> apt install certbot</text:span> </text:p>
      <text:p text:style-name="First_20_paragraph">Let's break this down:</text:p>
      <text:list xml:id="list748650493" text:style-name="L8">
        <text:list-item>
          <text:p text:style-name="P9"><text:span text:style-name="Source_5f_Text">sudo</text:span>: This command allows you to run the following command with administrative privileges, which are necessary for installing software. You'll likely be prompted to enter your password.</text:p>
        </text:list-item>
        <text:list-item>
          <text:p text:style-name="P9"><text:span text:style-name="Source_5f_Text">apt update</text:span>: This command refreshes the package lists, ensuring you have the latest information about available software. It's always a good practice to run this before installing new packages.</text:p>
        </text:list-item>
        <text:list-item>
          <text:p text:style-name="P9"><text:span text:style-name="Source_5f_Text">apt install certbot</text:span>: This command tells <text:span text:style-name="Source_5f_Text">apt</text:span> to download and install the <text:span text:style-name="Source_5f_Text">certbot</text:span> package and any software it depends on.</text:p>
        </text:list-item>
      </text:list>
      <text:p text:style-name="First_20_paragraph">Once you run these commands, <text:span text:style-name="Source_5f_Text">apt</text:span> will handle the installation process for you.</text:p>
      <text:h text:style-name="Heading_20_2" text:outline-level="2"><text:bookmark-start text:name="obtaining-a-lets-encrypt-certificate"/><text:soft-page-break/>Obtaining a Let's Encrypt Certificate<text:bookmark-end text:name="obtaining-a-lets-encrypt-certificate"/></text:h>
      <text:p text:style-name="First_20_paragraph">Before Let's Encrypt issues a certificate, it needs to verify that you actually own the domain for which you're requesting the certificate. This process is done through what are called "challenges." There are a couple of common types of challenges: HTTP-01 and DNS-01.</text:p>
      <text:p text:style-name="Text_20_body">For this initial lesson, we'll focus on the <text:span text:style-name="T1">HTTP-01 acme challenge</text:span>.</text:p>
      <text:p text:style-name="Text_20_body">Here are some common challenge types:</text:p>
      <text:h text:style-name="Heading_20_3" text:outline-level="3"><text:bookmark-start text:name="certbot-challenges"/>Certbot Challenges<text:bookmark-end text:name="certbot-challenges"/></text:h>
      <text:h text:style-name="Heading_20_4" text:outline-level="4"><text:bookmark-start text:name="http-01-challenge"/>HTTP-01 Challenge<text:bookmark-end text:name="http-01-challenge"/></text:h>
      <text:h text:style-name="Heading_20_5" text:outline-level="5"><text:bookmark-start text:name="acme-challenge"/>Acme challenge<text:bookmark-end text:name="acme-challenge"/></text:h>
      <text:list xml:id="list1534412225" text:style-name="L9">
        <text:list-item>
          <text:p text:style-name="P10">When you request a certificate for your domain (let's say <text:span text:style-name="Source_5f_Text">yourdomain.com</text:span>), Let's Encrypt gives your Certbot software a unique token.</text:p>
        </text:list-item>
        <text:list-item>
          <text:p text:style-name="P10">Your Certbot then creates a temporary file with this token (and a special "key" of its own) and places it in a specific location on your web server: <text:span text:style-name="Source_5f_Text">.well-known/acme-challenge/</text:span> within the webroot directory of yourdomain.com.</text:p>
        </text:list-item>
        <text:list-item>
          <text:p text:style-name="P10">Let's Encrypt's servers then make a request to <text:span text:style-name="Source_5f_Text">http://yourdomain.com/.well-known/acme-challenge/&lt;your_token&gt;</text:span> to see if the file with the correct content is there.</text:p>
        </text:list-item>
        <text:list-item>
          <text:p text:style-name="P10">If Let's Encrypt can successfully access this file and verify its contents, it confirms that you control the domain and issues the certificate.</text:p>
        </text:list-item>
        <text:list-item>
          <text:p text:style-name="P10">Once the certificate is issued, Certbot cleans up this temporary challenge file from your web server.</text:p>
        </text:list-item>
      </text:list>
      <text:p text:style-name="P2">The key prerequisite for using the HTTP-01 acme challenge is that you must have a web server (like Nginx or Apache) already running and accessible on port 80 (the standard HTTP port) for the domain you want to secure.</text:p>
      <text:h text:style-name="Heading_20_5" text:outline-level="5"><text:bookmark-start text:name="standalone-mode"/>Standalone Mode<text:bookmark-end text:name="standalone-mode"/></text:h>
      <text:p text:style-name="First_20_paragraph">Certbot can handle the HTTP-01 challenge without relying on an already running web server. This is often called the <text:span text:style-name="T1">standalone mode</text:span>.</text:p>
      <text:p text:style-name="Text_20_body">Here's how that process works:</text:p>
      <text:list xml:id="list1316909538" text:style-name="L10">
        <text:list-item>
          <text:p text:style-name="P11">When you run the Certbot command with the standalone option, Certbot itself temporarily spins up a minimal web server on your server. By default, it listens on port 80.</text:p>
        </text:list-item>
        <text:list-item>
          <text:p text:style-name="P11">Just like the regular HTTP-01 challenge, Let's Encrypt provides Certbot with a unique token for your domain.</text:p>
        </text:list-item>
        <text:list-item>
          <text:p text:style-name="P11">Certbot's temporary web server serves the required challenge file (with the token and key) at the expected location: <text:span text:style-name="Source_5f_Text">http://yourdomain.com/.well-known/acme-</text:span><text:soft-page-break/><text:span text:style-name="Source_5f_Text">challenge/&lt;your_token&gt;</text:span>.</text:p>
        </text:list-item>
        <text:list-item>
          <text:p text:style-name="P11">Let's Encrypt's servers then connect to this temporary web server on port 80 and request the challenge file to verify its content.</text:p>
        </text:list-item>
        <text:list-item>
          <text:p text:style-name="P11">If the verification is successful, Let's Encrypt issues the certificate.</text:p>
        </text:list-item>
        <text:list-item>
          <text:p text:style-name="P11">Once the certificate is obtained, Certbot shuts down its temporary web server.</text:p>
        </text:list-item>
      </text:list>
      <text:p text:style-name="First_20_paragraph">The key advantage here is that <text:span text:style-name="T1">you don't need to have your primary web server (like Nginx or Apache) running on port 80 during the certificate issuance process</text:span>. This can be useful if your web server is not yet fully configured or if you need to obtain a certificate before deploying your main web server.</text:p>
      <text:p text:style-name="Text_20_body">To use this method, you would typically include the <text:span text:style-name="Source_5f_Text">--standalone</text:span> flag in your Certbot command.</text:p>
      <text:p text:style-name="Text_20_body">Keep in mind that while this is convenient, <text:span text:style-name="T1">it does mean that port 80 must be free and not in use by any other application</text:span> on your server when you run the Certbot command in standalone mode.</text:p>
      <text:h text:style-name="Heading_20_4" text:outline-level="4"><text:bookmark-start text:name="dns-01-challenge"/>DNS-01 Challenge<text:bookmark-end text:name="dns-01-challenge"/></text:h>
      <text:p text:style-name="First_20_paragraph">The <text:span text:style-name="T1">DNS-01</text:span> challenge is another way Let's Encrypt can verify that you own the domain for which you're requesting a certificate. Instead of relying on a running web server, it uses the Domain Name System (DNS). Here's how it generally works:</text:p>
      <text:list xml:id="list2656578532" text:style-name="L11">
        <text:list-item>
          <text:p text:style-name="P12">When you request a certificate for your domain (again, let's say <text:span text:style-name="Source_5f_Text">yourdomain.com</text:span>), Let's Encrypt gives your Certbot software a unique token.</text:p>
        </text:list-item>
        <text:list-item>
          <text:p text:style-name="P12">Your Certbot then instructs you to create a specific DNS TXT record under the subdomain <text:span text:style-name="Source_5f_Text">_acme-challenge.yourdomain.com</text:span> with the value of this token.</text:p>
        </text:list-item>
        <text:list-item>
          <text:p text:style-name="P12">Let's Encrypt's servers then query the DNS records for <text:span text:style-name="Source_5f_Text">_acme-challenge.yourdomain.com</text:span>.</text:p>
        </text:list-item>
        <text:list-item>
          <text:p text:style-name="P12">If they find the correct TXT record with the expected value, it confirms that you control the DNS for the domain and issues the certificate.</text:p>
        </text:list-item>
        <text:list-item>
          <text:p text:style-name="P12">Once the certificate is issued, you can remove the DNS TXT record (though it doesn't hurt to leave it, it won't be checked again for the same issuance).</text:p>
        </text:list-item>
      </text:list>
      <text:p text:style-name="First_20_paragraph">The main advantage of the DNS-01 challenge is that <text:span text:style-name="T1">it doesn't require a running web server on port 80</text:span>. This can be useful in situations where you might not have a web server running yet, or if you're obtaining a certificate for a subdomain that doesn't have its own web server.</text:p>
      <text:p text:style-name="Text_20_body">However, the DNS-01 challenge typically requires you to have <text:span text:style-name="T1">programmatic access to your DNS records</text:span> (often through an API provided by your DNS registrar) so that Certbot can automatically create and then remove the TXT record. Manually creating and deleting DNS records for each certificate issuance and renewal can be cumbersome.</text:p>
      <text:h text:style-name="Heading_20_3" text:outline-level="3"><text:bookmark-start text:name="using-the-http-01-challenge"/>Using the HTTP-01 Challenge<text:bookmark-end text:name="using-the-http-01-challenge"/></text:h>
      <text:p text:style-name="First_20_paragraph">To obtain a Let's Encrypt certificate using the HTTP-01 challenge, you'll use the <text:span text:style-name="Source_5f_Text">certbot </text:span><text:soft-page-break/><text:span text:style-name="Source_5f_Text">certonly</text:span> command. The <text:span text:style-name="Source_5f_Text">certonly</text:span> part tells Certbot that you only want to obtain the certificate and not have it automatically configure your web server (we'll do that manually in the next step for better understanding).</text:p>
      <text:p text:style-name="Text_20_body">Here's the basic command structure you'll use:</text:p>
      <text:p text:style-name="Preformatted_20_Text"><text:span text:style-name="FunctionTok">sudo</text:span><text:span text:style-name="NormalTok"> certbot certonly </text:span><text:span text:style-name="AttributeTok">--webroot</text:span><text:span text:style-name="NormalTok"> </text:span><text:span text:style-name="AttributeTok">-w</text:span><text:span text:style-name="NormalTok"> /var/www/yourdomain.com/html </text:span><text:span text:style-name="AttributeTok">-d</text:span><text:span text:style-name="NormalTok"> yourdomain.com</text:span> </text:p>
      <text:p text:style-name="First_20_paragraph">Let's break down this command:</text:p>
      <text:list xml:id="list2899883826" text:style-name="L12">
        <text:list-item>
          <text:p text:style-name="P13"><text:span text:style-name="Source_5f_Text">sudo certbot</text:span>: This invokes the Certbot tool with administrative privileges.</text:p>
        </text:list-item>
        <text:list-item>
          <text:p text:style-name="P13"><text:span text:style-name="Source_5f_Text">certonly</text:span>: As mentioned, this tells Certbot to only obtain the certificate.</text:p>
        </text:list-item>
        <text:list-item>
          <text:p text:style-name="P13"><text:span text:style-name="Source_5f_Text">--webroot</text:span>: This specifies that you want to use the webroot plugin for the HTTP-01 challenge. The webroot plugin works by creating the temporary challenge file in a directory served by your web server.</text:p>
        </text:list-item>
        <text:list-item>
          <text:p text:style-name="P13"><text:span text:style-name="Source_5f_Text">-w /var/www/yourdomain.com/html</text:span>: This is the webroot path. You need to replace <text:span text:style-name="Source_5f_Text">/var/www/yourdomain.com/html</text:span> with the actual path to the root directory of your website on your server. This is where Certbot will create the <text:span text:style-name="Source_5f_Text">.well-known/acme-challenge/</text:span> directory and the challenge file.</text:p>
        </text:list-item>
        <text:list-item>
          <text:p text:style-name="P13"><text:span text:style-name="Source_5f_Text">-d yourdomain.com</text:span>: This specifies the domain name for which you want to obtain the certificate. If you have multiple domains or subdomains (e.g., <text:span text:style-name="Source_5f_Text">yourdomain.com</text:span> and <text:span text:style-name="Source_5f_Text">www.yourdomain.com</text:span>), you can include them with additional <text:span text:style-name="Source_5f_Text">-d</text:span> flags:</text:p>
        </text:list-item>
      </text:list>
      <text:p text:style-name="Preformatted_20_Text"><text:span text:style-name="FunctionTok">sudo</text:span><text:span text:style-name="NormalTok"> certbot certonly </text:span><text:span text:style-name="AttributeTok">--webroot</text:span><text:span text:style-name="NormalTok"> </text:span><text:span text:style-name="AttributeTok">-w</text:span><text:span text:style-name="NormalTok"> /var/www/yourdomain.com/html </text:span><text:span text:style-name="AttributeTok">-d</text:span><text:span text:style-name="NormalTok"> yourdomain.com </text:span><text:span text:style-name="AttributeTok">-d</text:span><text:span text:style-name="NormalTok"> www.yourdomain.com</text:span> </text:p>
      <text:p text:style-name="First_20_paragraph"><text:span text:style-name="T1">Important Considerations</text:span>:</text:p>
      <text:list xml:id="list440020176" text:style-name="L13">
        <text:list-item>
          <text:p text:style-name="P14"><text:span text:style-name="T1">Replace the webroot path and domain name(s) with your actual values</text:span>. Incorrect paths will lead to the challenge failing.</text:p>
        </text:list-item>
        <text:list-item>
          <text:p text:style-name="P14">Ensure that your web server is configured to serve files from the specified webroot path for the domain(s) you are requesting the certificate for.</text:p>
        </text:list-item>
        <text:list-item>
          <text:p text:style-name="P14">Certbot will guide you through the process and might ask for an email address for renewal reminders and agreement to the Let's Encrypt terms of service.</text:p>
        </text:list-item>
      </text:list>
      <text:h text:style-name="Heading_20_3" text:outline-level="3"><text:bookmark-start text:name="locating-your-obtained-certificates"/>Locating Your Obtained Certificates<text:bookmark-end text:name="locating-your-obtained-certificates"/></text:h>
      <text:p text:style-name="First_20_paragraph">Once you successfully run the certbot certonly command, Let's Encrypt will issue the certificate for your domain. Certbot will then save these important certificate files on your server.</text:p>
      <text:p text:style-name="Text_20_body">It's crucial to know where these files are located. By default, Certbot stores all the certificates and related keys within the <text:span text:style-name="Source_5f_Text">/etc/letsencrypt/</text:span> directory.</text:p>
      <text:p text:style-name="Text_20_body">Here's a breakdown of the key files you'll find for your domain (e.g., <text:span text:style-name="Source_5f_Text">yourdomain.com</text:span>):</text:p>
      <text:list xml:id="list1458209354" text:style-name="L14">
        <text:list-item>
          <text:p text:style-name="P15"><text:span text:style-name="Source_5f_Text">/etc/letsencrypt/live/yourdomain.com/privkey.pem</text:span>: This is the <text:span text:style-name="T1">private key</text:span> for your certificate. <text:span text:style-name="T1">Keep this file secure and do not share it with anyone</text:span>. If someone gains access to your private key, they can potentially impersonate your website.</text:p>
        </text:list-item>
        <text:list-item>
          <text:p text:style-name="P15"><text:span text:style-name="Source_5f_Text">/etc/letsencrypt/live/yourdomain.com/cert.pem</text:span>: This is the <text:span text:style-name="T1">actual TLS/SSL certificate</text:span> for your domain. This is the file your web server will use to identify itself.</text:p>
        </text:list-item>
        <text:list-item>
          <text:p text:style-name="P15"><text:soft-page-break/><text:span text:style-name="Source_5f_Text">/etc/letsencrypt/live/yourdomain.com/chain.pem</text:span>: This file contains the <text:span text:style-name="T1">Let's Encrypt certificate authority (CA) certificate(s)</text:span>, which help clients (like web browsers) verify the authenticity of your certificate.</text:p>
        </text:list-item>
        <text:list-item>
          <text:p text:style-name="P15"><text:span text:style-name="Source_5f_Text">/etc/letsencrypt/live/yourdomain.com/fullchain.pem</text:span>: This is a convenience file that combines <text:span text:style-name="Source_5f_Text">cert.pem</text:span> and <text:span text:style-name="Source_5f_Text">chain.pem</text:span>. Most web server configurations will ask you to point to this file for the certificate.</text:p>
        </text:list-item>
      </text:list>
      <text:p text:style-name="First_20_paragraph">The <text:span text:style-name="Source_5f_Text">live</text:span> directory contains symbolic links to the actual certificate files in the <text:span text:style-name="Source_5f_Text">archive</text:span> directory. This allows Certbot to update certificates without changing the paths your web server configuration uses.</text:p>
      <text:h text:style-name="Heading_20_2" text:outline-level="2"><text:bookmark-start text:name="installing-the-certificate-on-a-web-server"/>Installing the Certificate on a Web Server<text:bookmark-end text:name="installing-the-certificate-on-a-web-server"/></text:h>
      <text:p text:style-name="First_20_paragraph">Now that you know where the certificate files are located, let's see how to configure your web server to use them and enable HTTPS for your website. Here are examples for <text:span text:style-name="T1">Apache HTTP Server</text:span> and <text:span text:style-name="T1">Nginx</text:span>:</text:p>
      <text:h text:style-name="Heading_20_3" text:outline-level="3"><text:bookmark-start text:name="apache-http-server"/>Apache HTTP Server<text:bookmark-end text:name="apache-http-server"/></text:h>
      <text:p text:style-name="First_20_paragraph">You'll typically need to edit the virtual host configuration file for your domain. These files are usually located in directories like <text:span text:style-name="Source_5f_Text">/etc/apache2/sites-available/</text:span> (and enabled in <text:span text:style-name="Source_5f_Text">/etc/apache2/sites-enabled/</text:span>). The filename might be something like <text:span text:style-name="Source_5f_Text">yourdomain.com.conf</text:span> or <text:span text:style-name="Source_5f_Text">000-default.conf</text:span>.</text:p>
      <text:p text:style-name="Text_20_body">Here's a basic example of how you might configure your Apache virtual host for HTTPS:</text:p>
      <text:p text:style-name="Text_20_body">First, ensure that the <text:span text:style-name="Source_5f_Text">ssl</text:span> module is enabled in Apache. You can usually do this with the following command:</text:p>
      <text:p text:style-name="Preformatted_20_Text"><text:span text:style-name="FunctionTok">sudo</text:span><text:span text:style-name="NormalTok"> a2enmod ssl</text:span> </text:p>
      <text:p text:style-name="First_20_paragraph">Then, edit your virtual host configuration file. You might have a separate virtual host block for port 443 (HTTPS), or you might need to add the SSL configuration within your existing port 80 block. Here's an example of a dedicated HTTPS virtual host:</text:p>
      <text:p text:style-name="Preformatted_20_Text"><text:span text:style-name="FunctionTok">&lt;VirtualHost</text:span><text:span text:style-name="AttributeTok"> *:443</text:span><text:span text:style-name="FunctionTok">&gt;</text:span> </text:p>
      <text:p text:style-name="Preformatted_20_Text"><text:span text:style-name="NormalTok"><text:s text:c="4"/>ServerName</text:span><text:span text:style-name="StringTok"> yourdomain.com</text:span> </text:p>
      <text:p text:style-name="Preformatted_20_Text"><text:span text:style-name="NormalTok"><text:s text:c="4"/>ServerAlias</text:span><text:span text:style-name="StringTok"> www.yourdomain.com</text:span> </text:p>
      <text:p text:style-name="Preformatted_20_Text"><text:span text:style-name="NormalTok"><text:s text:c="4"/>DocumentRoot</text:span><text:span text:style-name="StringTok"> /var/www/yourdomain.com/html</text:span> </text:p>
      <text:p text:style-name="Preformatted_20_Text"/>
      <text:p text:style-name="Preformatted_20_Text"><text:span text:style-name="NormalTok"><text:s text:c="4"/></text:span><text:span text:style-name="ExtensionTok">SSLEngine</text:span><text:span text:style-name="CharTok"> </text:span><text:span text:style-name="KeywordTok">on</text:span> </text:p>
      <text:p text:style-name="Preformatted_20_Text"><text:span text:style-name="NormalTok"><text:s text:c="4"/>SSLCertificateFile</text:span><text:span text:style-name="StringTok"> /etc/letsencrypt/live/yourdomain.com/fullchain.pem</text:span> </text:p>
      <text:p text:style-name="Preformatted_20_Text"><text:span text:style-name="NormalTok"><text:s text:c="4"/>SSLCertificateKeyFile</text:span><text:span text:style-name="StringTok"> /etc/letsencrypt/live/yourdomain.com/privkey.pem</text:span> </text:p>
      <text:p text:style-name="Preformatted_20_Text"/>
      <text:p text:style-name="Preformatted_20_Text"><text:span text:style-name="NormalTok"><text:s text:c="4"/></text:span><text:span text:style-name="CommentTok"># Optional: Intermediate Certificate Authority (CA) bundle</text:span> </text:p>
      <text:p text:style-name="Preformatted_20_Text"><text:span text:style-name="NormalTok"><text:s text:c="4"/>SSLCACertificateFile</text:span><text:span text:style-name="StringTok"> /etc/letsencrypt/live/yourdomain.com/chain.pem</text:span> </text:p>
      <text:p text:style-name="Preformatted_20_Text"/>
      <text:p text:style-name="Preformatted_20_Text"><text:span text:style-name="NormalTok"><text:s text:c="4"/></text:span><text:span text:style-name="FunctionTok">&lt;Directory</text:span><text:span text:style-name="AttributeTok"> /var/www/yourdomain.com/html</text:span><text:span text:style-name="FunctionTok">&gt;</text:span> </text:p>
      <text:p text:style-name="Preformatted_20_Text"><text:span text:style-name="NormalTok"><text:s text:c="8"/></text:span><text:span text:style-name="ExtensionTok">Options</text:span><text:span text:style-name="CharTok"> </text:span><text:span text:style-name="KeywordTok">Indexes</text:span><text:span text:style-name="CharTok"> </text:span><text:span text:style-name="KeywordTok">FollowSymLinks</text:span><text:span text:style-name="CharTok"> </text:span><text:span text:style-name="KeywordTok">MultiViews</text:span> </text:p>
      <text:p text:style-name="Preformatted_20_Text"><text:span text:style-name="NormalTok"><text:s text:c="8"/></text:span><text:span text:style-name="ExtensionTok">AllowOverride</text:span><text:span text:style-name="CharTok"> </text:span><text:span text:style-name="KeywordTok">All</text:span> </text:p>
      <text:p text:style-name="Preformatted_20_Text"><text:soft-page-break/><text:span text:style-name="NormalTok"><text:s text:c="8"/>Require</text:span><text:span text:style-name="StringTok"> all granted</text:span> </text:p>
      <text:p text:style-name="Preformatted_20_Text"><text:span text:style-name="NormalTok"><text:s text:c="4"/></text:span><text:span text:style-name="FunctionTok">&lt;/Directory&gt;</text:span> </text:p>
      <text:p text:style-name="Preformatted_20_Text"/>
      <text:p text:style-name="Preformatted_20_Text"><text:span text:style-name="NormalTok"><text:s text:c="4"/>ErrorLog</text:span><text:span text:style-name="StringTok"> ${APACHE_LOG_DIR}/error.log</text:span> </text:p>
      <text:p text:style-name="Preformatted_20_Text"><text:span text:style-name="NormalTok"><text:s text:c="4"/>CustomLog</text:span><text:span text:style-name="StringTok"> ${APACHE_LOG_DIR}/access.log combined</text:span> </text:p>
      <text:p text:style-name="Preformatted_20_Text"><text:span text:style-name="FunctionTok">&lt;/VirtualHost&gt;</text:span> </text:p>
      <text:p text:style-name="Preformatted_20_Text"/>
      <text:p text:style-name="Preformatted_20_Text"><text:span text:style-name="CommentTok"># Optional: Redirect HTTP to HTTPS</text:span> </text:p>
      <text:p text:style-name="Preformatted_20_Text"><text:span text:style-name="FunctionTok">&lt;VirtualHost</text:span><text:span text:style-name="AttributeTok"> *:80</text:span><text:span text:style-name="FunctionTok">&gt;</text:span> </text:p>
      <text:p text:style-name="Preformatted_20_Text"><text:span text:style-name="NormalTok"><text:s text:c="4"/>ServerName</text:span><text:span text:style-name="StringTok"> yourdomain.com</text:span> </text:p>
      <text:p text:style-name="Preformatted_20_Text"><text:span text:style-name="NormalTok"><text:s text:c="4"/>ServerAlias</text:span><text:span text:style-name="StringTok"> www.yourdomain.com</text:span> </text:p>
      <text:p text:style-name="Preformatted_20_Text"><text:span text:style-name="NormalTok"><text:s text:c="4"/>Redirect</text:span><text:span text:style-name="StringTok"> permanent / https://yourdomain.com/</text:span> </text:p>
      <text:p text:style-name="Preformatted_20_Text"><text:span text:style-name="FunctionTok">&lt;/VirtualHost&gt;</text:span> </text:p>
      <text:p text:style-name="First_20_paragraph">Let's break down the key parts related to the certificate for Apache:</text:p>
      <text:list xml:id="list4107402521" text:style-name="L15">
        <text:list-item>
          <text:p text:style-name="P16"><text:span text:style-name="Source_5f_Text">&lt;VirtualHost *:443&gt;</text:span>: This directive defines a virtual host that listens on port 443 for HTTPS connections.</text:p>
        </text:list-item>
        <text:list-item>
          <text:p text:style-name="P16"><text:span text:style-name="Source_5f_Text">SSLEngine on</text:span>: This enables the SSL/TLS engine for this virtual host.</text:p>
        </text:list-item>
        <text:list-item>
          <text:p text:style-name="P16"><text:span text:style-name="Source_5f_Text">SSLCertificateFile /etc/letsencrypt/live/yourdomain.com/fullchain.pem</text:span>: This line specifies the path to the <text:span text:style-name="Source_5f_Text">fullchain.pem</text:span> file (your certificate plus the intermediate certificates).</text:p>
        </text:list-item>
        <text:list-item>
          <text:p text:style-name="P16"><text:span text:style-name="Source_5f_Text">SSLCertificateKeyFile /etc/letsencrypt/live/yourdomain.com/privkey.pem</text:span>: This line specifies the path to your private key file.</text:p>
        </text:list-item>
        <text:list-item>
          <text:p text:style-name="P16"><text:span text:style-name="Source_5f_Text">SSLCACertificateFile /etc/letsencrypt/live/yourdomain.com/chain.pem</text:span> <text:span text:style-name="T1">(Optional but recommended)</text:span>: This line points to the chain certificate file, which can help older browsers properly verify your certificate.</text:p>
        </text:list-item>
      </text:list>
      <text:p text:style-name="First_20_paragraph">After making these changes to your Apache virtual host configuration file, you'll need to <text:span text:style-name="T1">save the file</text:span> and then <text:span text:style-name="T1">restart or reload the Apache service</text:span> for the changes to take effect. You can usually do this with the following commands:</text:p>
      <text:p text:style-name="Preformatted_20_Text"><text:span text:style-name="FunctionTok">sudo</text:span><text:span text:style-name="NormalTok"> apachectl configtest <text:s/></text:span><text:span text:style-name="CommentTok"># Test the configuration for any syntax errors</text:span> </text:p>
      <text:p text:style-name="Preformatted_20_Text"><text:span text:style-name="FunctionTok">sudo</text:span><text:span text:style-name="NormalTok"> systemctl restart apache2</text:span> </text:p>
      <text:p text:style-name="First_20_paragraph">Now your website should also be accessible via <text:span text:style-name="Source_5f_Text">https://yourdomain.com</text:span> if you are using Apache.</text:p>
      <text:h text:style-name="Heading_20_3" text:outline-level="3"><text:bookmark-start text:name="nginx"/>Nginx<text:bookmark-end text:name="nginx"/></text:h>
      <text:p text:style-name="First_20_paragraph">To enable HTTPS in your Nginx configuration, you'll need to edit the server block for your domain. This is typically found in a configuration file within the <text:span text:style-name="Source_5f_Text">/etc/nginx/sites-available/</text:span> directory (and often linked to <text:span text:style-name="Source_5f_Text">/etc/nginx/sites-enabled/</text:span>). The filename usually corresponds to your domain name (e.g., <text:span text:style-name="Source_5f_Text">yourdomain.com</text:span>).</text:p>
      <text:p text:style-name="Text_20_body">Here's a basic example of how you might configure your Nginx server block for HTTPS:</text:p>
      <text:p text:style-name="Preformatted_20_Text">server {</text:p>
      <text:p text:style-name="Preformatted_20_Text"><text:s text:c="4"/>listen 80;</text:p>
      <text:p text:style-name="Preformatted_20_Text"><text:s text:c="4"/>server_name yourdomain.com www.yourdomain.com;</text:p>
      <text:p text:style-name="Preformatted_20_Text"><text:s text:c="4"/>return 301 https://$host$request_uri;</text:p>
      <text:p text:style-name="Preformatted_20_Text">}</text:p>
      <text:p text:style-name="Preformatted_20_Text"><text:soft-page-break/></text:p>
      <text:p text:style-name="Preformatted_20_Text">server {</text:p>
      <text:p text:style-name="Preformatted_20_Text"><text:s text:c="4"/>listen 443 ssl;</text:p>
      <text:p text:style-name="Preformatted_20_Text"><text:s text:c="4"/>server_name yourdomain.com www.yourdomain.com;</text:p>
      <text:p text:style-name="Preformatted_20_Text"/>
      <text:p text:style-name="Preformatted_20_Text"><text:s text:c="4"/>ssl_certificate /etc/letsencrypt/live/yourdomain.com/fullchain.pem;</text:p>
      <text:p text:style-name="Preformatted_20_Text"><text:s text:c="4"/>ssl_certificate_key /etc/letsencrypt/live/yourdomain.com/privkey.pem;</text:p>
      <text:p text:style-name="Preformatted_20_Text"/>
      <text:p text:style-name="Preformatted_20_Text"><text:s text:c="4"/># Additional SSL settings (recommended)</text:p>
      <text:p text:style-name="Preformatted_20_Text"><text:s text:c="4"/>ssl_protocols TLSv1.2 TLSv1.3;</text:p>
      <text:p text:style-name="Preformatted_20_Text"><text:s text:c="4"/>ssl_prefer_server_ciphers on;</text:p>
      <text:p text:style-name="Preformatted_20_Text"><text:s text:c="4"/>ssl_ciphers 'ECDHE+AESGCM:CHACHA20';</text:p>
      <text:p text:style-name="Preformatted_20_Text"><text:s text:c="4"/>ssl_ecdh_curve secp384r1;</text:p>
      <text:p text:style-name="Preformatted_20_Text"><text:s text:c="4"/>ssl_session_timeout 10m;</text:p>
      <text:p text:style-name="Preformatted_20_Text"><text:s text:c="4"/>ssl_session_cache shared:SSL:10m;</text:p>
      <text:p text:style-name="Preformatted_20_Text"><text:s text:c="4"/>ssl_session_tickets off;</text:p>
      <text:p text:style-name="Preformatted_20_Text"><text:s text:c="4"/>ssl_stapling on;</text:p>
      <text:p text:style-name="Preformatted_20_Text"><text:s text:c="4"/>ssl_stapling_verify on;</text:p>
      <text:p text:style-name="Preformatted_20_Text"><text:s text:c="4"/>resolver 8.8.8.8 8.8.4.4 valid=300s;</text:p>
      <text:p text:style-name="Preformatted_20_Text"><text:s text:c="4"/>resolver_timeout 5s;</text:p>
      <text:p text:style-name="Preformatted_20_Text"/>
      <text:p text:style-name="Preformatted_20_Text"><text:s text:c="4"/>root /var/www/yourdomain.com/html;</text:p>
      <text:p text:style-name="Preformatted_20_Text"><text:s text:c="4"/>index index.html index.htm;</text:p>
      <text:p text:style-name="Preformatted_20_Text"/>
      <text:p text:style-name="Preformatted_20_Text"><text:s text:c="4"/>location / {</text:p>
      <text:p text:style-name="Preformatted_20_Text"><text:s text:c="8"/>try_files $uri $uri/ =404;</text:p>
      <text:p text:style-name="Preformatted_20_Text"><text:s text:c="4"/>}</text:p>
      <text:p text:style-name="Preformatted_20_Text">}</text:p>
      <text:p text:style-name="First_20_paragraph">Let's break down the important parts related to the certificate:</text:p>
      <text:list xml:id="list3492160448" text:style-name="L16">
        <text:list-item>
          <text:p text:style-name="P17"><text:span text:style-name="Source_5f_Text">listen 443 ssl;</text:span>: This line tells Nginx to listen for HTTPS connections on port 443 (the standard HTTPS port) and that SSL/TLS should be enabled for this server block.</text:p>
        </text:list-item>
        <text:list-item>
          <text:p text:style-name="P17"><text:span text:style-name="Source_5f_Text">ssl_certificate /etc/letsencrypt/live/yourdomain.com/fullchain.pem;</text:span>: This line specifies the path to the <text:span text:style-name="Source_5f_Text">fullchain.pem</text:span> file, which contains both your certificate and the necessary intermediate certificates.</text:p>
        </text:list-item>
        <text:list-item>
          <text:p text:style-name="P17"><text:span text:style-name="Source_5f_Text">ssl_certificate_key /etc/letsencrypt/live/yourdomain.com/privkey.pem;</text:span>: This line specifies the path to your private key file.</text:p>
        </text:list-item>
      </text:list>
      <text:p text:style-name="First_20_paragraph">After making these changes to your Nginx configuration file, you'll need to <text:span text:style-name="T1">save the file</text:span> and then <text:span text:style-name="T1">reload or restart the Nginx service</text:span> for the changes to take effect. You can usually do this with the following commands:</text:p>
      <text:p text:style-name="Preformatted_20_Text"><text:span text:style-name="FunctionTok">sudo</text:span><text:span text:style-name="NormalTok"> nginx </text:span><text:span text:style-name="AttributeTok">-t</text:span><text:span text:style-name="NormalTok"> <text:s/></text:span><text:span text:style-name="CommentTok"># Test the configuration for any syntax errors</text:span> </text:p>
      <text:p text:style-name="Preformatted_20_Text"><text:span text:style-name="FunctionTok">sudo</text:span><text:span text:style-name="NormalTok"> systemctl reload nginx</text:span> </text:p>
      <text:p text:style-name="First_20_paragraph">Once Nginx reloads successfully, your website should be accessible via <text:span text:style-name="Source_5f_Text">https://yourdomain.com</text:span>.</text:p>
      <text:h text:style-name="Heading_20_2" text:outline-level="2"><text:bookmark-start text:name="auto-renewal-of-certificates"/><text:soft-page-break/>Auto-renewal of Certificates<text:bookmark-end text:name="auto-renewal-of-certificates"/></text:h>
      <text:p text:style-name="First_20_paragraph">Let's Encrypt certificates are only valid for <text:span text:style-name="T1">90 days</text:span>. This relatively short lifespan encourages good security practices by prompting you to regularly update your certificates. Thankfully, Certbot makes this renewal process very easy and can even automate it for you.</text:p>
      <text:p text:style-name="Text_20_body">When you installed Certbot, it likely set up a systemd timer (on modern Ubuntu systems) or a cron job (on older systems) that automatically runs a renewal check twice a day. This process will attempt to renew any certificates that are within their expiry window (typically 30 days).</text:p>
      <text:p text:style-name="Text_20_body">To check if the automatic renewal is configured, you can run the following command:</text:p>
      <text:p text:style-name="Preformatted_20_Text"><text:span text:style-name="FunctionTok">sudo</text:span><text:span text:style-name="NormalTok"> systemctl list-timers </text:span><text:span text:style-name="KeywordTok">|</text:span><text:span text:style-name="NormalTok"> </text:span><text:span text:style-name="FunctionTok">grep</text:span><text:span text:style-name="NormalTok"> certbot</text:span> </text:p>
      <text:p text:style-name="First_20_paragraph">If you see an active timer related to <text:span text:style-name="Source_5f_Text">certbot.timer</text:span>, then automatic renewal is likely set up correctly.</text:p>
      <text:p text:style-name="Text_20_body">Alternatively, you can check for a cron job by running:</text:p>
      <text:p text:style-name="Preformatted_20_Text"><text:span text:style-name="FunctionTok">crontab</text:span><text:span text:style-name="NormalTok"> </text:span><text:span text:style-name="AttributeTok">-l</text:span> </text:p>
      <text:p text:style-name="First_20_paragraph">and look for a line that includes certbot renew.</text:p>
      <text:p text:style-name="Text_20_body"><text:span text:style-name="T1">To test the renewal process without actually renewing your certificates (since they are likely still valid), you can use the following command</text:span>:</text:p>
      <text:p text:style-name="Preformatted_20_Text"><text:span text:style-name="FunctionTok">sudo</text:span><text:span text:style-name="NormalTok"> certbot renew </text:span><text:span text:style-name="AttributeTok">--dry-run</text:span> </text:p>
      <text:p text:style-name="First_20_paragraph">This command simulates the renewal process and will show you if any errors occur. It's a good practice to run this periodically to ensure everything is working as expected.</text:p>
      <text:p text:style-name="Text_20_body">If the dry run is successful, you can be confident that your certificates will be automatically renewed before they expire, keeping your website secure without any manual interv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8:44Z</meta:creation-date>
    <dc:date>2025-06-10T12:08:06.612196056</dc:date>
    <meta:editing-duration>PT26S</meta:editing-duration>
    <meta:editing-cycles>1</meta:editing-cycles>
    <meta:document-statistic meta:table-count="0" meta:image-count="0" meta:object-count="0" meta:page-count="8" meta:paragraph-count="168" meta:word-count="2409" meta:character-count="16633" meta:non-whitespace-character-count="14214"/>
  </office:meta>
</office:document-meta>
</file>